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be6" officeooo:paragraph-rsid="001f1be6"/>
    </style:style>
    <style:style style:name="P2" style:family="paragraph" style:parent-style-name="Standard">
      <style:text-properties officeooo:rsid="001f9030" officeooo:paragraph-rsid="00416bd5"/>
    </style:style>
    <style:style style:name="P3" style:family="paragraph" style:parent-style-name="Standard" style:list-style-name="L1">
      <style:text-properties officeooo:rsid="0020c10c" officeooo:paragraph-rsid="001f9030"/>
    </style:style>
    <style:style style:name="P4" style:family="paragraph" style:parent-style-name="Standard" style:list-style-name="L2">
      <style:text-properties officeooo:rsid="0020c10c" officeooo:paragraph-rsid="0020c10c"/>
    </style:style>
    <style:style style:name="P5" style:family="paragraph" style:parent-style-name="Standard" style:list-style-name="L2">
      <style:text-properties officeooo:rsid="0020e184" officeooo:paragraph-rsid="0020e184"/>
    </style:style>
    <style:style style:name="P6" style:family="paragraph" style:parent-style-name="Standard" style:list-style-name="L2">
      <style:text-properties officeooo:rsid="002223c0" officeooo:paragraph-rsid="002223c0"/>
    </style:style>
    <style:style style:name="P7" style:family="paragraph" style:parent-style-name="Standard" style:list-style-name="L2">
      <style:text-properties officeooo:rsid="0023fc24" officeooo:paragraph-rsid="0023fc24"/>
    </style:style>
    <style:style style:name="P8" style:family="paragraph" style:parent-style-name="Standard" style:list-style-name="L2">
      <style:text-properties officeooo:rsid="0025df1a" officeooo:paragraph-rsid="0025df1a"/>
    </style:style>
    <style:style style:name="P9" style:family="paragraph" style:parent-style-name="Standard" style:list-style-name="L2">
      <style:text-properties officeooo:rsid="00272ce3" officeooo:paragraph-rsid="00272ce3"/>
    </style:style>
    <style:style style:name="P10" style:family="paragraph" style:parent-style-name="Standard" style:list-style-name="L2">
      <style:text-properties officeooo:rsid="002736ac" officeooo:paragraph-rsid="002736ac"/>
    </style:style>
    <style:style style:name="P11" style:family="paragraph" style:parent-style-name="Standard" style:list-style-name="L2">
      <style:text-properties officeooo:rsid="0027fac8" officeooo:paragraph-rsid="0027fac8"/>
    </style:style>
    <style:style style:name="P12" style:family="paragraph" style:parent-style-name="Standard" style:list-style-name="L2">
      <style:text-properties officeooo:rsid="0028b0e8" officeooo:paragraph-rsid="0028b0e8"/>
    </style:style>
    <style:style style:name="P13" style:family="paragraph" style:parent-style-name="Standard" style:list-style-name="L1">
      <style:text-properties officeooo:rsid="0029bba9" officeooo:paragraph-rsid="0029bba9"/>
    </style:style>
    <style:style style:name="P14" style:family="paragraph" style:parent-style-name="Standard" style:list-style-name="L3">
      <style:text-properties officeooo:rsid="002b9654" officeooo:paragraph-rsid="002b9654"/>
    </style:style>
    <style:style style:name="P15" style:family="paragraph" style:parent-style-name="Standard" style:list-style-name="L3">
      <style:text-properties officeooo:rsid="002f9fc0" officeooo:paragraph-rsid="002f9fc0"/>
    </style:style>
    <style:style style:name="P16" style:family="paragraph" style:parent-style-name="Standard" style:list-style-name="L4">
      <style:text-properties officeooo:rsid="002c7da0" officeooo:paragraph-rsid="002ee221"/>
    </style:style>
    <style:style style:name="P17" style:family="paragraph" style:parent-style-name="Standard" style:list-style-name="L3">
      <style:text-properties officeooo:rsid="002c7da0" officeooo:paragraph-rsid="002ee221"/>
    </style:style>
    <style:style style:name="P18" style:family="paragraph" style:parent-style-name="Standard" style:list-style-name="L3">
      <style:text-properties officeooo:rsid="002ee221" officeooo:paragraph-rsid="002ee221"/>
    </style:style>
    <style:style style:name="P19" style:family="paragraph" style:parent-style-name="Standard" style:list-style-name="L3">
      <style:text-properties officeooo:rsid="00314436" officeooo:paragraph-rsid="00314436"/>
    </style:style>
    <style:style style:name="P20" style:family="paragraph" style:parent-style-name="Standard" style:list-style-name="L3">
      <style:text-properties officeooo:rsid="00327d99" officeooo:paragraph-rsid="00327d99"/>
    </style:style>
    <style:style style:name="P21" style:family="paragraph" style:parent-style-name="Standard" style:list-style-name="L3">
      <style:text-properties officeooo:rsid="0034480e" officeooo:paragraph-rsid="0034480e"/>
    </style:style>
    <style:style style:name="P22" style:family="paragraph" style:parent-style-name="Standard" style:list-style-name="L3">
      <style:text-properties officeooo:rsid="0035d6de" officeooo:paragraph-rsid="0035d6de"/>
    </style:style>
    <style:style style:name="P23" style:family="paragraph" style:parent-style-name="Standard" style:list-style-name="L3">
      <style:text-properties officeooo:rsid="00386122" officeooo:paragraph-rsid="00386122"/>
    </style:style>
    <style:style style:name="P24" style:family="paragraph" style:parent-style-name="Standard" style:list-style-name="L3">
      <style:text-properties officeooo:rsid="003a81f6" officeooo:paragraph-rsid="003a81f6"/>
    </style:style>
    <style:style style:name="P25" style:family="paragraph" style:parent-style-name="Standard" style:list-style-name="L3">
      <style:text-properties officeooo:rsid="003b54d1" officeooo:paragraph-rsid="003b54d1"/>
    </style:style>
    <style:style style:name="P26" style:family="paragraph" style:parent-style-name="Standard" style:list-style-name="L3">
      <style:text-properties officeooo:rsid="003c5613" officeooo:paragraph-rsid="003c5613"/>
    </style:style>
    <style:style style:name="P27" style:family="paragraph" style:parent-style-name="Standard" style:list-style-name="L3">
      <style:text-properties officeooo:rsid="003f2566" officeooo:paragraph-rsid="003f2566"/>
    </style:style>
    <style:style style:name="P28" style:family="paragraph" style:parent-style-name="Standard" style:list-style-name="L3">
      <style:text-properties officeooo:rsid="003faab5" officeooo:paragraph-rsid="003faab5"/>
    </style:style>
    <style:style style:name="P29" style:family="paragraph" style:parent-style-name="Standard" style:list-style-name="L3">
      <style:text-properties officeooo:rsid="003faab5" officeooo:paragraph-rsid="00416bd5"/>
    </style:style>
    <style:style style:name="P30" style:family="paragraph" style:parent-style-name="Standard" style:list-style-name="L3">
      <style:text-properties officeooo:rsid="00416bd5" officeooo:paragraph-rsid="00416bd5"/>
    </style:style>
    <style:style style:name="P31" style:family="paragraph" style:parent-style-name="Standard" style:list-style-name="L1">
      <style:text-properties officeooo:rsid="00416bd5" officeooo:paragraph-rsid="00416bd5"/>
    </style:style>
    <style:style style:name="P32" style:family="paragraph" style:parent-style-name="Standard" style:list-style-name="L3">
      <style:text-properties officeooo:rsid="0043373b" officeooo:paragraph-rsid="0043373b"/>
    </style:style>
    <style:style style:name="P33" style:family="paragraph" style:parent-style-name="Standard" style:list-style-name="L3">
      <style:text-properties officeooo:rsid="0044bafc" officeooo:paragraph-rsid="0044bafc"/>
    </style:style>
    <style:style style:name="P34" style:family="paragraph" style:parent-style-name="Standard" style:list-style-name="L3">
      <style:text-properties officeooo:rsid="0043566e" officeooo:paragraph-rsid="00441373"/>
    </style:style>
    <style:style style:name="P35" style:family="paragraph" style:parent-style-name="Standard" style:list-style-name="L3">
      <style:text-properties officeooo:rsid="00441373" officeooo:paragraph-rsid="00441373"/>
    </style:style>
    <style:style style:name="P36" style:family="paragraph" style:parent-style-name="Standard" style:list-style-name="L5">
      <style:text-properties officeooo:rsid="00473297" officeooo:paragraph-rsid="00473297"/>
    </style:style>
    <style:style style:name="P37" style:family="paragraph" style:parent-style-name="Standard" style:list-style-name="L5">
      <style:text-properties officeooo:rsid="004ad97a" officeooo:paragraph-rsid="004ad97a"/>
    </style:style>
    <style:style style:name="P38" style:family="paragraph" style:parent-style-name="Standard" style:list-style-name="L5">
      <style:text-properties officeooo:rsid="004c8a21" officeooo:paragraph-rsid="004c8a21"/>
    </style:style>
    <style:style style:name="P39" style:family="paragraph" style:parent-style-name="Standard" style:list-style-name="L5">
      <style:text-properties officeooo:rsid="004ea79a" officeooo:paragraph-rsid="004ea79a"/>
    </style:style>
    <style:style style:name="P40" style:family="paragraph" style:parent-style-name="Standard" style:list-style-name="L6">
      <style:text-properties officeooo:rsid="004f91b3" officeooo:paragraph-rsid="004f91b3"/>
    </style:style>
    <style:style style:name="P41" style:family="paragraph" style:parent-style-name="Standard" style:list-style-name="L7">
      <style:text-properties officeooo:rsid="0052efaa" officeooo:paragraph-rsid="0052efaa"/>
    </style:style>
    <style:style style:name="P42" style:family="paragraph" style:parent-style-name="Standard" style:list-style-name="L7">
      <style:text-properties officeooo:rsid="00545aea" officeooo:paragraph-rsid="00545aea"/>
    </style:style>
    <style:style style:name="P43" style:family="paragraph" style:parent-style-name="Standard" style:list-style-name="L7">
      <style:text-properties officeooo:rsid="0055d48f" officeooo:paragraph-rsid="0055d48f"/>
    </style:style>
    <style:style style:name="P44" style:family="paragraph" style:parent-style-name="Standard" style:list-style-name="L7">
      <style:text-properties officeooo:rsid="0057b240" officeooo:paragraph-rsid="0057b240" fo:background-color="transparent"/>
    </style:style>
    <style:style style:name="P45" style:family="paragraph" style:parent-style-name="Standard" style:list-style-name="L7">
      <style:text-properties officeooo:rsid="0058d573" officeooo:paragraph-rsid="0058d573" fo:background-color="transparent"/>
    </style:style>
    <style:style style:name="P46" style:family="paragraph" style:parent-style-name="Standard" style:list-style-name="L7">
      <style:text-properties officeooo:rsid="005a508b" officeooo:paragraph-rsid="005a508b" fo:background-color="transparent"/>
    </style:style>
    <style:style style:name="P47" style:family="paragraph" style:parent-style-name="Standard" style:list-style-name="L7">
      <style:text-properties officeooo:rsid="005c26f1" officeooo:paragraph-rsid="005c26f1" fo:background-color="transparent"/>
    </style:style>
    <style:style style:name="T1" style:family="text">
      <style:text-properties officeooo:rsid="002223c0"/>
    </style:style>
    <style:style style:name="T2" style:family="text">
      <style:text-properties officeooo:rsid="0025df1a"/>
    </style:style>
    <style:style style:name="T3" style:family="text">
      <style:text-properties officeooo:rsid="0027fac8"/>
    </style:style>
    <style:style style:name="T4" style:family="text">
      <style:text-properties officeooo:rsid="0028b0e8"/>
    </style:style>
    <style:style style:name="T5" style:family="text">
      <style:text-properties officeooo:rsid="002f9fc0"/>
    </style:style>
    <style:style style:name="T6" style:family="text">
      <style:text-properties officeooo:rsid="00327d99"/>
    </style:style>
    <style:style style:name="T7" style:family="text">
      <style:text-properties officeooo:rsid="0036f971"/>
    </style:style>
    <style:style style:name="T8" style:family="text">
      <style:text-properties officeooo:rsid="003faab5"/>
    </style:style>
    <style:style style:name="T9" style:family="text">
      <style:text-properties officeooo:rsid="00416bd5"/>
    </style:style>
    <style:style style:name="T10" style:family="text">
      <style:text-properties officeooo:rsid="0043373b"/>
    </style:style>
    <style:style style:name="T11" style:family="text">
      <style:text-properties officeooo:rsid="00441373"/>
    </style:style>
    <style:style style:name="T12" style:family="text">
      <style:text-properties officeooo:rsid="004ac94b"/>
    </style:style>
    <style:style style:name="T13" style:family="text">
      <style:text-properties officeooo:rsid="0051466c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59da20"/>
    </style:style>
    <style:style style:name="T16" style:family="text">
      <style:text-properties officeooo:rsid="005c26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0 – Learning Probabilistic Models</text:p>
      <text:list xml:id="list207913612" text:style-name="L1">
        <text:list-item>
          <text:p text:style-name="P3">Bayesian Learning – calculates the probability of each hypothesis, given the data, and makes predictions on that basis</text:p>
        </text:list-item>
      </text:list>
      <text:list xml:id="list4000509045" text:style-name="L2">
        <text:list-item>
          <text:p text:style-name="P4">“predictions are made by using all the hypotheses, weighted by their probabilites, rather than by using the single best hypothesis.”</text:p>
          <text:list>
            <text:list-item>
              <text:p text:style-name="P4">Probability of each hypothesis <draw:frame draw:style-name="fr1" draw:name="Object1" text:anchor-type="as-char" svg:y="-0.152in" svg:width="1.95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list>
                <text:list-item>
                  <text:p text:style-name="P5">where<draw:frame draw:style-name="fr1" draw:name="Object3" text:anchor-type="as-char" svg:y="-0.152in" svg:width="0.7965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is the likelihood of the data under each hypothesis</text:p>
                  <text:list>
                    <text:list-item>
                      <text:p text:style-name="P6">assuming i.i.d. <draw:frame draw:style-name="fr1" draw:name="Object5" text:anchor-type="as-char" svg:y="-0.172in" svg:width="1.7283in" svg:height="0.3382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      </text:list-item>
                  </text:list>
                </text:list-item>
                <text:list-item>
                  <text:p text:style-name="P5"><text:span text:style-name="T1">where</text:span><draw:frame draw:style-name="fr1" draw:name="Object4" text:anchor-type="as-char" svg:y="-0.152in" svg:width="0.448in" svg:height="0.213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">is the prior for each hypothesis</text:span></text:p>
                </text:list-item>
              </text:list>
            </text:list-item>
            <text:list-item>
              <text:p text:style-name="P4">Probability of quantity X: <draw:frame draw:style-name="fr1" draw:name="Object2" text:anchor-type="as-char" svg:y="-0.1701in" svg:width="2.4319in" svg:height="0.3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text:list>
                <text:list-item>
                  <text:p text:style-name="P7">this Bayesian prediction eventually agrees with the true hypothesis</text:p>
                </text:list-item>
              </text:list>
            </text:list-item>
          </text:list>
        </text:list-item>
        <text:list-item>
          <text:p text:style-name="P7">Bayesian learning is optimal, but can have huge hypothesis spaces for real problems</text:p>
        </text:list-item>
        <text:list-item>
          <text:p text:style-name="P7">One solution is to approximate by making predictions using only the most probable hypothesis <draw:frame draw:style-name="fr1" draw:name="Object6" text:anchor-type="as-char" svg:y="-0.152in" svg:width="0.7965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2">(this is MAP hypothesis)</text:span></text:p>
          <text:list>
            <text:list-item>
              <text:p text:style-name="P8">This works since <draw:frame draw:style-name="fr1" draw:name="Object7" text:anchor-type="as-char" svg:y="-0.152in" svg:width="1.6634in" svg:height="0.2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as we obtain more and more data</text:p>
            </text:list-item>
            <text:list-item>
              <text:p text:style-name="P8">Finding <draw:frame draw:style-name="fr1" draw:name="Object8" text:anchor-type="as-char" svg:y="-0.1484in" svg:width="0.3791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is much faster than finding <draw:frame draw:style-name="fr1" draw:name="Object9" text:anchor-type="as-char" svg:y="-0.152in" svg:width="0.8083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ext:list-item>
          </text:list>
        </text:list-item>
        <text:list-item>
          <text:p text:style-name="P9">Bayesian and MAP learning use the prior to penalize hypothesis complexity</text:p>
          <text:list>
            <text:list-item>
              <text:p text:style-name="P9">there are many more complex hypothesis than simpler ones, so they are less common</text:p>
            </text:list-item>
          </text:list>
        </text:list-item>
        <text:list-item>
          <text:p text:style-name="P10">Fun fact: Choosing<draw:frame draw:style-name="fr1" draw:name="Object10" text:anchor-type="as-char" svg:y="-0.1484in" svg:width="0.3791in" svg:height="0.20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to minimize <draw:frame draw:style-name="fr1" draw:name="Object11" text:anchor-type="as-char" svg:y="-0.152in" svg:width="0.7965in" svg:height="0.213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is equivalent to minimizing <draw:frame draw:style-name="fr1" draw:name="Object12" text:anchor-type="as-char" svg:y="-0.152in" svg:width="2.0161in" svg:height="0.213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list>
            <text:list-item>
              <text:p text:style-name="P10">where <draw:frame draw:style-name="fr1" draw:name="Object13" text:anchor-type="as-char" svg:y="-0.152in" svg:width="0.8744in" svg:height="0.21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3">equals the # of bits needed to describe the hypothesis</text:span></text:p>
            </text:list-item>
            <text:list-item>
              <text:p text:style-name="P11">where <draw:frame draw:style-name="fr1" draw:name="Object14" text:anchor-type="as-char" svg:y="-0.152in" svg:width="1.222in" svg:height="0.213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equals the # of bits needed to describe the data</text:p>
            </text:list-item>
            <text:list-item>
              <text:p text:style-name="P11">basically, MAP learning gives us a hypothesis that maximally compresses the data</text:p>
              <text:list>
                <text:list-item>
                  <text:p text:style-name="P11">does about the same thing as the MDL learning method</text:p>
                </text:list-item>
              </text:list>
            </text:list-item>
          </text:list>
        </text:list-item>
        <text:list-item>
          <text:p text:style-name="P11">We can further simplify by assuming a uniform distribution of priors</text:p>
          <text:list>
            <text:list-item>
              <text:p text:style-name="P11">In this case we want <text:span text:style-name="T4">the hypothesis that</text:span> maximize<text:span text:style-name="T4">s</text:span> <draw:frame draw:style-name="fr1" draw:name="Object15" text:anchor-type="as-char" svg:y="-0.152in" svg:width="0.7965in" svg:height="0.213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<text:list>
                <text:list-item>
                  <text:p text:style-name="P12">this is called the maximum-likelihood hypothesis and is reasonable to use when there is no reason to prefer particular hypothesis and they are equally complex</text:p>
                </text:list-item>
              </text:list>
            </text:list-item>
          </text:list>
        </text:list-item>
      </text:list>
      <text:list xml:id="list12147874079668" text:continue-list="list207913612" text:style-name="L1">
        <text:list-item>
          <text:p text:style-name="P13">Learning with complete data – we want to learn parameters for fixed-structure probability models </text:p>
        </text:list-item>
      </text:list>
      <text:list xml:id="list2541387675" text:style-name="L3">
        <text:list-item>
          <text:p text:style-name="P14">Maximum-likelihood parameter learning: Discrete models</text:p>
          <text:list>
            <text:list-item>
              <text:p text:style-name="P15">Standard steps in the algorithm:</text:p>
            </text:list-item>
          </text:list>
        </text:list-item>
      </text:list>
      <text:list xml:id="list821711827" text:style-name="L4">
        <text:list-item>
          <text:list>
            <text:list-item>
              <text:list>
                <text:list-item>
                  <text:p text:style-name="P16">Write an expression for the likelihood of the data as a function of the parameters</text:p>
                </text:list-item>
                <text:list-item>
                  <text:p text:style-name="P16">Write down the derivative of the log likelihood w.r.t. each parameter</text:p>
                </text:list-item>
                <text:list-item>
                  <text:p text:style-name="P16">Find the parameter values such that the derivatives are zero </text:p>
                </text:list-item>
              </text:list>
            </text:list-item>
          </text:list>
        </text:list-item>
      </text:list>
      <text:list xml:id="list12149293276828" text:continue-list="list2541387675" text:style-name="L3">
        <text:list-item>
          <text:list>
            <text:list-item>
              <text:p text:style-name="P17">step 3 can be hard so we often need to resort to more advanced algorithms</text:p>
            </text:list-item>
            <text:list-item>
              <text:p text:style-name="P17">Caution: initialize counts to 1 to avoid 0 probabilities for unseen events</text:p>
            </text:list-item>
            <text:list-item>
              <text:p text:style-name="P18">IMPORTANT: With complete data, the maximum-likelihood parameter learning problem for Bayesian networks decomposes the problem into separate learning problems for each parameter. </text:p>
            </text:list-item>
            <text:list-item>
              <text:p text:style-name="P18">Also: the parameter values for a variable, given its parents, are just the observed frequencies of the variable values <text:span text:style-name="T5">for each combination of parent values.</text:span></text:p>
            </text:list-item>
          </text:list>
        </text:list-item>
        <text:list-item>
          <text:p text:style-name="P15">Naive Bayes Model – it is naive because it assumes that the attributes are conditionally independent of each other given the class</text:p>
          <text:list>
            <text:list-item>
              <text:p text:style-name="P19"><text:soft-page-break/>For a class C and variable X with observed values<draw:frame draw:style-name="fr1" draw:name="Object16" text:anchor-type="as-char" svg:y="-0.1484in" svg:width="0.6429in" svg:height="0.20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the probability of each class is given by: <draw:frame draw:style-name="fr1" draw:name="Object17" text:anchor-type="as-char" svg:y="-0.172in" svg:width="2.4866in" svg:height="0.338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ext:list-item>
            <text:list-item>
              <text:p text:style-name="P19">It scales well, needs no search to find<draw:frame draw:style-name="fr1" draw:name="Object18" text:anchor-type="as-char" svg:y="-0.1484in" svg:width="0.3102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, and handles noisy/missing data </text:p>
            </text:list-item>
          </text:list>
        </text:list-item>
        <text:list-item>
          <text:p text:style-name="P19">Maximum-likelihood parameter learning: Continuous Models – <text:span text:style-name="T6">the principles for learning ML learning parameters of continuous models are the same as in the discrete case</text:span></text:p>
          <text:list>
            <text:list-item>
              <text:p text:style-name="P20">The parameters for the linear Gaussian model are the mean and standard deviation</text:p>
              <text:list>
                <text:list-item>
                  <text:p text:style-name="P20">The ML value for each is the sample average and the square root of the variance</text:p>
                </text:list-item>
              </text:list>
            </text:list-item>
            <text:list-item>
              <text:p text:style-name="P21">For a linear Gaussian model with Y dependent on X, maximizing the likelihood is the same as minimizing the<draw:frame draw:style-name="fr1" draw:name="Object19" text:anchor-type="as-char" svg:y="-0.1484in" svg:width="0.2327in" svg:height="0.20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loss (linear regression)</text:p>
            </text:list-item>
          </text:list>
        </text:list-item>
        <text:list-item>
          <text:p text:style-name="P22">Bayesian parameter learning – <text:span text:style-name="T7">this approach starts by defining a prior probability distribution over the possible hypotheses.</text:span></text:p>
          <text:list>
            <text:list-item>
              <text:p text:style-name="P23">The hypothesis prior is the distribution<draw:frame draw:style-name="fr1" draw:name="Object20" text:anchor-type="as-char" svg:y="-0.152in" svg:width="0.7965in" svg:height="0.213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of the random variable <draw:frame draw:style-name="fr1" draw:name="Object21" text:anchor-type="as-char" svg:y="-0.1272in" svg:width="0.1728in" svg:height="0.137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<text:list>
                <text:list-item>
                  <text:p text:style-name="P23"><draw:frame draw:style-name="fr1" draw:name="Object22" text:anchor-type="as-char" svg:y="-0.152in" svg:width="0.4256in" svg:height="0.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must be continuous, nonzero from 0 to 1, and integrate to 1</text:p>
                </text:list-item>
                <text:list-item>
                  <text:p text:style-name="P23">The Uniform distribution can be a good choice (it is in the beta distribution family)</text:p>
                </text:list-item>
              </text:list>
            </text:list-item>
            <text:list-item>
              <text:p text:style-name="P23"><draw:frame draw:style-name="fr1" draw:name="Object23" text:anchor-type="as-char" svg:y="-0.2437in" svg:width="4.8346in" svg:height="0.4083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<text:list>
                <text:list-item>
                  <text:p text:style-name="P24">large values of a suggest theta is closer to 1 than 0</text:p>
                </text:list-item>
                <text:list-item>
                  <text:p text:style-name="P24">large values of a+b suggest we are more certain about the value of theta</text:p>
                </text:list-item>
                <text:list-item>
                  <text:p text:style-name="P25">after a beta prior is updated, the posterior is also a beta distribution </text:p>
                </text:list-item>
              </text:list>
            </text:list-item>
            <text:list-item>
              <text:p text:style-name="P26">When there are more than one parameter in the hypothesis prior, we usually assume parameter independence: <draw:frame draw:style-name="fr1" draw:name="Object24" text:anchor-type="as-char" svg:y="-0.152in" svg:width="2.128in" svg:height="0.213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  <text:list>
                <text:list-item>
                  <text:p text:style-name="P27">Now, each parameter has its own beta distribution that is updated as data arrives</text:p>
                </text:list-item>
                <text:list-item>
                  <text:p text:style-name="P27">Basically, we add new evidence nodes to the network and query the parameter nodes</text:p>
                </text:list-item>
              </text:list>
            </text:list-item>
          </text:list>
        </text:list-item>
        <text:list-item>
          <text:p text:style-name="P26">Learning Bayes net structures – <text:span text:style-name="T8">the structure can often be inferred from causal assumptions</text:span></text:p>
          <text:list>
            <text:list-item>
              <text:p text:style-name="P28">To learn a structure we must search by making modifications and comparing accuracy</text:p>
            </text:list-item>
            <text:list-item>
              <text:p text:style-name="P29">For a structure to be good, <text:span text:style-name="T9">we must use a statistical significance test to see if the </text:span>the conditional independence assertions in the structure <text:span text:style-name="T9">are supported by the data</text:span></text:p>
              <text:list>
                <text:list-item>
                  <text:p text:style-name="P30">the lower the threshold of this test, the higher the risk of overfitting</text:p>
                </text:list-item>
                <text:list-item>
                  <text:p text:style-name="P30">Markov Chain Monte Carlo can be used to sample structures from the search space</text:p>
                </text:list-item>
              </text:list>
            </text:list-item>
          </text:list>
        </text:list-item>
        <text:list-item>
          <text:p text:style-name="P30">Density estimation with nonparametric models – <text:span text:style-name="T10">Given data points, can we recover the distribution from whence it came?</text:span></text:p>
          <text:list>
            <text:list-item>
              <text:p text:style-name="P32">We can apply k-nearest-neighbors to learn the density of data around query points</text:p>
              <text:list>
                <text:list-item>
                  <text:p text:style-name="P33">choose k with cross-validation</text:p>
                </text:list-item>
              </text:list>
            </text:list-item>
            <text:list-item>
              <text:p text:style-name="P34">We can use kernel<text:span text:style-name="T11"> </text:span>functions <text:span text:style-name="T11">(Gaussian) </text:span>to<text:span text:style-name="T11">o. Assuming that each data point generates its own density function, the estimated density at a query point x is then the average density as given by each kernel function: </text:span><text:span text:style-name="T11"><draw:frame draw:style-name="fr1" draw:name="Object25" text:anchor-type="as-char" svg:y="-0.2925in" svg:width="4.2319in" svg:height="0.4953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    <text:list>
                <text:list-item>
                  <text:p text:style-name="P35">where d is the number of dimensions in x and D is the Euclidean distance function</text:p>
                </text:list-item>
                <text:list-item>
                  <text:p text:style-name="P33">choose w with cross-validation</text:p>
                </text:list-item>
              </text:list>
            </text:list-item>
          </text:list>
        </text:list-item>
      </text:list>
      <text:list xml:id="list12148452568212" text:continue-list="list12147874079668" text:style-name="L1">
        <text:list-item>
          <text:p text:style-name="P31">Learning with Hidden Variables: The EM Algorithm – Learning Bayesian networks with hidden variables lets us learn fewer parameters, but it’s not obvious how to learn where in the network hidden variables go</text:p>
        </text:list-item>
      </text:list>
      <text:list xml:id="list1889800861" text:style-name="L5">
        <text:list-item>
          <text:p text:style-name="P36">Unsupervised clustering: Learning mixtures of Gaussians – <text:span text:style-name="T12">we assume that some data is generated from a mixture distribution with k components, but we know neither the assignments of the data or the parameters of the distributions.</text:span></text:p>
          <text:list>
            <text:list-item>
              <text:p text:style-name="P37"><text:soft-page-break/>Let C be a component with values 1 to k, then <draw:frame draw:style-name="fr1" draw:name="Object26" text:anchor-type="as-char" svg:y="-0.2807in" svg:width="2.0598in" svg:height="0.4484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ext:list-item>
            <text:list-item>
              <text:p text:style-name="P38">The parameters to the Gaussian mixture are the weights, means, and covariances of C</text:p>
            </text:list-item>
            <text:list-item>
              <text:p text:style-name="P39">The EM approach is to pretend we know the model parameters and infer the probability that each data point belongs to each component.</text:p>
            </text:list-item>
          </text:list>
        </text:list-item>
      </text:list>
      <text:list xml:id="list890338468" text:style-name="L6">
        <text:list-item>
          <text:list>
            <text:list-item>
              <text:list>
                <text:list-item>
                  <text:p text:style-name="P40">Compute the probabilities<draw:frame draw:style-name="fr1" draw:name="Object27" text:anchor-type="as-char" svg:y="-0.152in" svg:width="1.1339in" svg:height="0.2134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, the probability that datum<draw:frame draw:style-name="fr1" draw:name="Object28" text:anchor-type="as-char" svg:y="-0.1484in" svg:width="0.2161in" svg:height="0.2091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was generated by component i. <text:span text:style-name="T13">Basically, compute the expected values</text:span><text:span text:style-name="T13"><draw:frame draw:style-name="fr1" draw:name="Object29" text:anchor-type="as-char" svg:y="-0.1484in" svg:width="0.2417in" svg:height="0.2091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3">of the hidden indicator variables</text:span><text:span text:style-name="T13"><draw:frame draw:style-name="fr1" draw:name="Object30" text:anchor-type="as-char" svg:y="-0.1484in" svg:width="0.2457in" svg:height="0.209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">where</text:span><text:span text:style-name="T13"><draw:frame draw:style-name="fr1" draw:name="Object31" text:anchor-type="as-char" svg:y="-0.1484in" svg:width="0.2457in" svg:height="0.2091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3">is 1 if datum </text:span><text:span text:style-name="T13"><draw:frame draw:style-name="fr1" draw:name="Object32" text:anchor-type="as-char" svg:y="-0.1484in" svg:width="0.2398in" svg:height="0.209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3">was generated by the ith component and 0 otherwise.</text:span></text:p>
                </text:list-item>
                <text:list-item>
                  <text:p text:style-name="P40">Compute new mean, covariance, and component weights. <text:span text:style-name="T13">Basically, find the new parameters that maximize the log likelihood of the data given the expected values of the hidden indicator variables.</text:span></text:p>
                </text:list-item>
              </text:list>
            </text:list-item>
          </text:list>
        </text:list-item>
      </text:list>
      <text:list xml:id="list704170985" text:style-name="L7">
        <text:list-item>
          <text:list>
            <text:list-item>
              <text:p text:style-name="P41">EM increases the log likelihood of the data at every itereation. It is similar to gradient descent hill climbing, but has no step size parameter.</text:p>
            </text:list-item>
          </text:list>
        </text:list-item>
        <text:list-item>
          <text:p text:style-name="P41">Learning Bayesian networks with hidden variables <text:span text:style-name="T14">?????????</text:span></text:p>
          <text:list>
            <text:list-item>
              <text:p text:style-name="P41"><text:s/>….</text:p>
            </text:list-item>
            <text:list-item>
              <text:p text:style-name="P42">“the parameter updates for bayesian network learning with hidden variables are directly available from the results of inference on each example”</text:p>
            </text:list-item>
          </text:list>
        </text:list-item>
        <text:list-item>
          <text:p text:style-name="P43">Learning hidden Markov models - <text:span text:style-name="T14">????????????</text:span></text:p>
          <text:list>
            <text:list-item>
              <text:p text:style-name="P44">….</text:p>
            </text:list-item>
          </text:list>
        </text:list-item>
        <text:list-item>
          <text:p text:style-name="P44">The general form of the EM algorithm - “compute the expected values of hidden variables for each example and then recompute the parameters, using the expected values as if they were observed values” </text:p>
          <text:list>
            <text:list-item>
              <text:p text:style-name="P44">Let x be all the observed values in all the examples, let Z be all the hidden variables for all the examples, and let theta be all the parameters for the probability model, EM = <draw:frame draw:style-name="fr1" draw:name="Object33" text:anchor-type="as-char" svg:y="-0.172in" svg:width="2.872in" svg:height="0.2854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<text:list>
                <text:list-item>
                  <text:p text:style-name="P45">where<draw:frame draw:style-name="fr1" draw:name="Object34" text:anchor-type="as-char" svg:y="-0.172in" svg:width="1.0382in" svg:height="0.2193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5">is the posterior over the hidden variables, given the data</text:span></text:p>
                </text:list-item>
              </text:list>
            </text:list-item>
          </text:list>
        </text:list-item>
        <text:list-item>
          <text:p text:style-name="P46">Learning Bayes net structures with hidden variables – we can either pretend the data is complete and possibly learn a parameter-intensive model or <text:span text:style-name="T16">add new hidden variables to it to simplify the model</text:span></text:p>
          <text:list>
            <text:list-item>
              <text:p text:style-name="P47">Unfortunately, calculating posteriors in a Bayes net is an NP hard problem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16:52.850922488</meta:creation-date>
    <dc:date>2019-02-19T01:21:47.184411751</dc:date>
    <meta:editing-duration>PT1H27M29S</meta:editing-duration>
    <meta:editing-cycles>20</meta:editing-cycles>
    <meta:generator>LibreOffice/6.0.7.3$Linux_X86_64 LibreOffice_project/00m0$Build-3</meta:generator>
    <meta:document-statistic meta:table-count="0" meta:image-count="0" meta:object-count="34" meta:page-count="3" meta:paragraph-count="80" meta:word-count="1246" meta:character-count="7325" meta:non-whitespace-character-count="620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h</mi>
                <mi>i</mi>
              </msub>
              <mo stretchy="false">|</mo>
              <mstyle mathvariant="bold">
                <mi mathvariant="italic">data</mi>
              </mstyle>
            </mrow>
          </mrow>
          <mo fence="true" stretchy="false">)</mo>
        </mrow>
        <mo stretchy="false">=</mo>
        <mi>α</mi>
      </mrow>
      <mi>P</mi>
      <mrow>
        <mo fence="true" stretchy="false">(</mo>
        <mrow>
          <mrow>
            <mstyle mathvariant="bold">
              <mi>d</mi>
            </mstyle>
            <mo stretchy="false">|</mo>
            <msub>
              <mi>h</mi>
              <mi>i</mi>
            </msub>
          </mrow>
        </mrow>
        <mo fence="true" stretchy="false">)</mo>
      </mrow>
      <mi>P</mi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P( h_i mline bold data ) = %alpha P( bold d mline h_i )P( h_i )</annotation>
  </semantics>
</math>
</file>

<file path=Object 10/content.xml><?xml version="1.0" encoding="utf-8"?>
<math xmlns="http://www.w3.org/1998/Math/MathML" display="block">
  <semantics>
    <msub>
      <mi>h</mi>
      <mi mathvariant="italic">MAP</mi>
    </msub>
    <annotation encoding="StarMath 5.0">h_MAP</annotation>
  </semantics>
</math>
</file>

<file path=Object 11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h</mi>
              <mi>i</mi>
            </msub>
            <mo stretchy="false">|</mo>
            <mstyle mathvariant="bold">
              <mi mathvariant="italic">data</mi>
            </mstyle>
          </mrow>
        </mrow>
        <mo fence="true" stretchy="false">)</mo>
      </mrow>
    </mrow>
    <annotation encoding="StarMath 5.0">P( h_i mline bold data )</annotation>
  </semantics>
</math>
</file>

<file path=Object 12/content.xml><?xml version="1.0" encoding="utf-8"?>
<math xmlns="http://www.w3.org/1998/Math/MathML" display="block">
  <semantics>
    <mrow>
      <mrow>
        <mo stretchy="false">−</mo>
        <msub>
          <mi>log</mi>
          <mn>2</mn>
        </msub>
      </mrow>
      <mi>P</mi>
      <mrow>
        <mrow>
          <mo fence="true" stretchy="false">(</mo>
          <mrow>
            <mrow>
              <mstyle mathvariant="bold">
                <mi mathvariant="italic">data</mi>
              </mstyle>
              <mo stretchy="false">|</mo>
              <msub>
                <mi>h</mi>
                <mi>i</mi>
              </msub>
            </mrow>
          </mrow>
          <mo fence="true" stretchy="false">)</mo>
        </mrow>
        <mo stretchy="false">−</mo>
        <msub>
          <mi>log</mi>
          <mn>2</mn>
        </msub>
      </mrow>
      <mi>P</mi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-log_2 P( bold data mline h_i ) - log_2 P( h_i )</annotation>
  </semantics>
</math>
</file>

<file path=Object 13/content.xml><?xml version="1.0" encoding="utf-8"?>
<math xmlns="http://www.w3.org/1998/Math/MathML" display="block">
  <semantics>
    <mrow>
      <mrow>
        <mo stretchy="false">−</mo>
        <msub>
          <mi>log</mi>
          <mn>2</mn>
        </msub>
      </mrow>
      <mi>P</mi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-log_2 P( h_i )</annotation>
  </semantics>
</math>
</file>

<file path=Object 14/content.xml><?xml version="1.0" encoding="utf-8"?>
<math xmlns="http://www.w3.org/1998/Math/MathML" display="block">
  <semantics>
    <mrow>
      <mrow>
        <mo stretchy="false">−</mo>
        <msub>
          <mi>log</mi>
          <mn>2</mn>
        </msub>
      </mrow>
      <mi>P</mi>
      <mrow>
        <mo fence="true" stretchy="false">(</mo>
        <mrow>
          <mrow>
            <mstyle mathvariant="bold">
              <mi mathvariant="italic">data</mi>
            </mstyle>
            <mo stretchy="false">|</mo>
            <msub>
              <mi>h</mi>
              <mi>i</mi>
            </msub>
          </mrow>
        </mrow>
        <mo fence="true" stretchy="false">)</mo>
      </mrow>
    </mrow>
    <annotation encoding="StarMath 5.0">-log_2 P( bold data mline h_i )</annotation>
  </semantics>
</math>
</file>

<file path=Object 15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 mathvariant="italic">data</mi>
            </mstyle>
            <mo stretchy="false">|</mo>
            <msub>
              <mi>h</mi>
              <mi>i</mi>
            </msub>
          </mrow>
        </mrow>
        <mo fence="true" stretchy="false">)</mo>
      </mrow>
    </mrow>
    <annotation encoding="StarMath 5.0">P( bold data mline h_i )</annotation>
  </semantics>
</math>
</file>

<file path=Object 16/content.xml><?xml version="1.0" encoding="utf-8"?>
<math xmlns="http://www.w3.org/1998/Math/MathML" display="block">
  <semantics>
    <mrow>
      <msub>
        <mi>x</mi>
        <mn>1</mn>
      </msub>
      <mi>,</mi>
      <mn>...</mn>
      <mi>,</mi>
      <msub>
        <mi>x</mi>
        <mi>n</mi>
      </msub>
    </mrow>
    <annotation encoding="StarMath 5.0">x_1,...,x_n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C</mi>
              <mo stretchy="false">|</mo>
              <mrow>
                <msub>
                  <mi>x</mi>
                  <mn>1</mn>
                </msub>
                <mi>,</mi>
                <mn>...</mn>
                <mi>,</mi>
                <msub>
                  <mi>x</mi>
                  <mi>n</mi>
                </msub>
              </mrow>
            </mrow>
          </mrow>
          <mo fence="true" stretchy="false">)</mo>
        </mrow>
        <mo stretchy="false">=</mo>
        <mi>α</mi>
      </mrow>
      <mi>P</mi>
      <mrow>
        <mo fence="true" stretchy="false">(</mo>
        <mrow>
          <mi>C</mi>
        </mrow>
        <mo fence="true" stretchy="false">)</mo>
      </mrow>
      <mrow>
        <munder>
          <mo stretchy="false">∏</mo>
          <mi>i</mi>
        </munder>
        <mi>P</mi>
      </mrow>
      <mrow>
        <mo fence="true" stretchy="false">(</mo>
        <mrow>
          <mrow>
            <msub>
              <mi>x</mi>
              <mi>i</mi>
            </msub>
            <mo stretchy="false">|</mo>
            <mi>C</mi>
          </mrow>
        </mrow>
        <mo fence="true" stretchy="false">)</mo>
      </mrow>
    </mrow>
    <annotation encoding="StarMath 5.0">P( C mline x_1,...,x_n ) = %alpha P( C ) prod from i P( x_i mline C )</annotation>
  </semantics>
</math>
</file>

<file path=Object 18/content.xml><?xml version="1.0" encoding="utf-8"?>
<math xmlns="http://www.w3.org/1998/Math/MathML" display="block">
  <semantics>
    <msub>
      <mi>h</mi>
      <mi mathvariant="italic">ML</mi>
    </msub>
    <annotation encoding="StarMath 5.0">h_ML</annotation>
  </semantics>
</math>
</file>

<file path=Object 19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style mathvariant="bold">
                <mi mathvariant="italic">data</mi>
              </mstyle>
            </mrow>
          </mrow>
          <mo fence="true" stretchy="false">)</mo>
        </mrow>
        <mo stretchy="false">=</mo>
        <mrow>
          <munder>
            <mo stretchy="false">∑</mo>
            <mi>i</mi>
          </munder>
          <mi>P</mi>
        </mrow>
      </mrow>
      <mrow>
        <mo fence="true" stretchy="false">(</mo>
        <mrow>
          <mrow>
            <mi>X</mi>
            <mo stretchy="false">|</mo>
            <msub>
              <mi>h</mi>
              <mi>i</mi>
            </msub>
          </mrow>
        </mrow>
        <mo fence="true" stretchy="false">)</mo>
      </mrow>
      <mi>P</mi>
      <mrow>
        <mo fence="true" stretchy="false">(</mo>
        <mrow>
          <mrow>
            <msub>
              <mi>h</mi>
              <mi>i</mi>
            </msub>
            <mo stretchy="false">|</mo>
            <mstyle mathvariant="bold">
              <mi mathvariant="italic">data</mi>
            </mstyle>
          </mrow>
        </mrow>
        <mo fence="true" stretchy="false">)</mo>
      </mrow>
    </mrow>
    <annotation encoding="StarMath 5.0">P( X mline bold data ) = sum from i P( X mline h_i )P( h_i mline bold data)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 mathvariant="italic">data</mi>
            </mstyle>
            <mo stretchy="false">|</mo>
            <msub>
              <mi>h</mi>
              <mi>i</mi>
            </msub>
          </mrow>
        </mrow>
        <mo fence="true" stretchy="false">)</mo>
      </mrow>
    </mrow>
    <annotation encoding="StarMath 5.0">P( bold data mline h_i )</annotation>
  </semantics>
</math>
</file>

<file path=Object 21/content.xml><?xml version="1.0" encoding="utf-8"?>
<math xmlns="http://www.w3.org/1998/Math/MathML" display="block">
  <semantics>
    <mstyle mathvariant="bold">
      <mi>θ</mi>
    </mstyle>
    <annotation encoding="StarMath 5.0">bold %theta</annotation>
  </semantics>
</math>
</file>

<file path=Object 22/content.xml><?xml version="1.0" encoding="utf-8"?>
<math xmlns="http://www.w3.org/1998/Math/MathML" display="block">
  <semantics>
    <mrow>
      <mi>P</mi>
      <mrow>
        <mo fence="true" stretchy="false">(</mo>
        <mrow>
          <mstyle mathvariant="bold">
            <mi>θ</mi>
          </mstyle>
        </mrow>
        <mo fence="true" stretchy="false">)</mo>
      </mrow>
    </mrow>
    <annotation encoding="StarMath 5.0">P( bold %theta )</annotation>
  </semantics>
</math>
</file>

<file path=Object 23/content.xml><?xml version="1.0" encoding="utf-8"?>
<math xmlns="http://www.w3.org/1998/Math/MathML" display="block">
  <semantics>
    <mrow>
      <mi mathvariant="italic">beta</mi>
      <mrow>
        <mo fence="true" stretchy="false">[</mo>
        <mrow>
          <mrow>
            <mi>a</mi>
            <mi>,</mi>
            <mi>b</mi>
          </mrow>
        </mrow>
        <mo fence="true" stretchy="false">]</mo>
      </mrow>
      <mrow>
        <mrow>
          <mo fence="true" stretchy="false">(</mo>
          <mrow>
            <mi>θ</mi>
          </mrow>
          <mo fence="true" stretchy="false">)</mo>
        </mrow>
        <mo stretchy="false">=</mo>
        <mi>a</mi>
      </mrow>
      <msup>
        <mi>θ</mi>
        <mrow>
          <mspace width="2em"/>
          <mrow>
            <mi>a</mi>
            <mo stretchy="false">−</mo>
            <mn>1</mn>
          </mrow>
        </mrow>
      </msup>
      <msup>
        <mrow>
          <mo fence="true" stretchy="false">(</mo>
          <mrow>
            <mrow>
              <mn>1</mn>
              <mo stretchy="false">−</mo>
              <mi>θ</mi>
            </mrow>
          </mrow>
          <mo fence="true" stretchy="false">)</mo>
        </mrow>
        <mrow>
          <mspace width="2em"/>
          <mrow>
            <mi>b</mi>
            <mo stretchy="false">−</mo>
            <mn>1</mn>
          </mrow>
        </mrow>
      </msup>
      <mi mathvariant="italic">for</mi>
      <mi>θ</mi>
      <mspace width="2em"/>
      <mi mathvariant="italic">between</mi>
      <mrow>
        <mo fence="true" stretchy="false">[</mo>
        <mrow>
          <mrow>
            <mn>0</mn>
            <mi>,</mi>
            <mn>1</mn>
          </mrow>
        </mrow>
        <mo fence="true" stretchy="false">]</mo>
      </mrow>
      <mi mathvariant="italic">with</mi>
      <mrow>
        <mi mathvariant="italic">mean</mi>
        <mo stretchy="false">=</mo>
        <mfrac>
          <mi>a</mi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</mfrac>
      </mrow>
    </mrow>
    <annotation encoding="StarMath 5.0">beta[ a,b ]( %theta ) = a %theta^{ ~a -1 }( 1-%theta )^{ ~b -1} for %theta ~between [ 0,1 ] with mean= a over (a+b)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θ</mi>
              <mi>,</mi>
              <msub>
                <mi>θ</mi>
                <mn>1</mn>
              </msub>
              <mi>,</mi>
              <msub>
                <mi>θ</mi>
                <mn>2</mn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i>θ</mi>
        </mrow>
        <mo fence="true" stretchy="false">)</mo>
      </mrow>
      <mi>P</mi>
      <mrow>
        <mo fence="true" stretchy="false">(</mo>
        <mrow>
          <msub>
            <mi>θ</mi>
            <mn>1</mn>
          </msub>
        </mrow>
        <mo fence="true" stretchy="false">)</mo>
      </mrow>
      <mi>P</mi>
      <mrow>
        <mo fence="true" stretchy="false">(</mo>
        <mrow>
          <msub>
            <mi>θ</mi>
            <mn>2</mn>
          </msub>
        </mrow>
        <mo fence="true" stretchy="false">)</mo>
      </mrow>
    </mrow>
    <annotation encoding="StarMath 5.0">P( %theta, %theta_1, %theta_2) = P(%theta) P (%theta_1) P (%theta_2)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stretchy="false">(</mo>
          <mrow>
            <mstyle mathvariant="bold">
              <mi>x</mi>
            </mstyle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i>K</mi>
      </mrow>
      <mrow>
        <mo fence="true" stretchy="false">(</mo>
        <mrow>
          <mrow>
            <mstyle mathvariant="bold">
              <mi>x</mi>
            </mstyle>
            <mi>,</mi>
            <mstyle mathvariant="bold">
              <msub>
                <mi>x</mi>
                <mi>j</mi>
              </msub>
            </mstyle>
          </mrow>
        </mrow>
        <mo fence="true" stretchy="false">)</mo>
      </mrow>
      <mi mathvariant="italic">where</mi>
      <mi>K</mi>
      <mrow>
        <mrow>
          <mo fence="true" stretchy="false">(</mo>
          <mrow>
            <mrow>
              <mstyle mathvariant="bold">
                <mi>x</mi>
              </mstyle>
              <mi>,</mi>
              <mstyle mathvariant="bold">
                <msub>
                  <mi>x</mi>
                  <mi>j</mi>
                </msub>
              </mstyle>
            </mrow>
          </mrow>
          <mo fence="true" stretchy="false">)</mo>
        </mrow>
        <mo stretchy="false">=</mo>
        <mfrac>
          <mn>1</mn>
          <msup>
            <mrow>
              <mo fence="true" stretchy="false">(</mo>
              <mrow>
                <mrow>
                  <msup>
                    <mi>w</mi>
                    <mn>2</mn>
                  </msup>
                  <msqrt>
                    <mrow>
                      <mn>2</mn>
                      <mi>π</mi>
                    </mrow>
                  </msqrt>
                </mrow>
              </mrow>
              <mo fence="true" stretchy="false">)</mo>
            </mrow>
            <mi>d</mi>
          </msup>
        </mfrac>
      </mrow>
      <msup>
        <mi>e</mi>
        <mrow>
          <mo stretchy="false">−</mo>
          <mi>D</mi>
        </mrow>
      </msup>
      <mfrac>
        <msup>
          <mrow>
            <mo fence="true" stretchy="false">(</mo>
            <mrow>
              <mrow>
                <mstyle mathvariant="bold">
                  <mi>x</mi>
                </mstyle>
                <mi>,</mi>
                <mstyle mathvariant="bold">
                  <msub>
                    <mi>x</mi>
                    <mi>j</mi>
                  </msub>
                </mstyle>
              </mrow>
            </mrow>
            <mo fence="true" stretchy="false">)</mo>
          </mrow>
          <mn>2</mn>
        </msup>
        <mrow>
          <mn>2</mn>
          <msup>
            <mi>w</mi>
            <mn>2</mn>
          </msup>
        </mrow>
      </mfrac>
    </mrow>
    <annotation encoding="StarMath 5.0">P( bold x ) = 1 over N sum from j=1 to N K( bold x, bold x_j ) where K( bold x,bold x_j ) = 1 over ( w^2 sqrt {2 %pi} )^d e^- D(bold x, bold x_j)^2 over {2w^2} 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stretchy="false">(</mo>
          <mrow>
            <mstyle mathvariant="bold">
              <mi>x</mi>
            </mstyle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i>P</mi>
        </mrow>
      </mrow>
      <mrow>
        <mo fence="true" stretchy="false">(</mo>
        <mrow>
          <mrow>
            <mi>C</mi>
            <mo stretchy="false">=</mo>
            <mi>i</mi>
          </mrow>
        </mrow>
        <mo fence="true" stretchy="false">)</mo>
      </mrow>
      <mi>P</mi>
      <mrow>
        <mo fence="true" stretchy="false">(</mo>
        <mrow>
          <mrow>
            <mstyle mathvariant="bold">
              <mi>x</mi>
            </mstyle>
            <mo stretchy="false">|</mo>
            <mrow>
              <mi>C</mi>
              <mo stretchy="false">=</mo>
              <mi>i</mi>
            </mrow>
          </mrow>
        </mrow>
        <mo fence="true" stretchy="false">)</mo>
      </mrow>
    </mrow>
    <annotation encoding="StarMath 5.0">P( bold x ) = sum from i=1 to k P( C=i )P( bold x mline C = i )</annotation>
  </semantics>
</math>
</file>

<file path=Object 27/content.xml><?xml version="1.0" encoding="utf-8"?>
<math xmlns="http://www.w3.org/1998/Math/MathML" display="block">
  <semantics>
    <mrow>
      <mrow>
        <msub>
          <mi>p</mi>
          <mi mathvariant="italic">ij</mi>
        </msub>
        <mo stretchy="false">=</mo>
        <mi>P</mi>
      </mrow>
      <mrow>
        <mo fence="true" stretchy="false">(</mo>
        <mrow>
          <mrow>
            <mrow>
              <mi>C</mi>
              <mo stretchy="false">=</mo>
              <mi>i</mi>
            </mrow>
            <mo stretchy="false">|</mo>
            <mstyle mathvariant="bold">
              <msub>
                <mi>x</mi>
                <mi>j</mi>
              </msub>
            </mstyle>
          </mrow>
        </mrow>
        <mo fence="true" stretchy="false">)</mo>
      </mrow>
    </mrow>
    <annotation encoding="StarMath 5.0">p_ij = P( C=i mline bold x_j )</annotation>
  </semantics>
</math>
</file>

<file path=Object 28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29/content.xml><?xml version="1.0" encoding="utf-8"?>
<math xmlns="http://www.w3.org/1998/Math/MathML" display="block">
  <semantics>
    <msub>
      <mi>p</mi>
      <mi mathvariant="italic">ij</mi>
    </msub>
    <annotation encoding="StarMath 5.0">p_ij 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 mathvariant="italic">data</mi>
            </mstyle>
            <mo stretchy="false">|</mo>
            <msub>
              <mi>h</mi>
              <mi>i</mi>
            </msub>
          </mrow>
        </mrow>
        <mo fence="true" stretchy="false">)</mo>
      </mrow>
    </mrow>
    <annotation encoding="StarMath 5.0">P( bold data mline h_i )</annotation>
  </semantics>
</math>
</file>

<file path=Object 30/content.xml><?xml version="1.0" encoding="utf-8"?>
<math xmlns="http://www.w3.org/1998/Math/MathML" display="block">
  <semantics>
    <msub>
      <mi>Z</mi>
      <mi mathvariant="italic">ij</mi>
    </msub>
    <annotation encoding="StarMath 5.0">Z_ij</annotation>
  </semantics>
</math>
</file>

<file path=Object 31/content.xml><?xml version="1.0" encoding="utf-8"?>
<math xmlns="http://www.w3.org/1998/Math/MathML" display="block">
  <semantics>
    <msub>
      <mi>Z</mi>
      <mi mathvariant="italic">ij</mi>
    </msub>
    <annotation encoding="StarMath 5.0">Z_ij</annotation>
  </semantics>
</math>
</file>

<file path=Object 32/content.xml><?xml version="1.0" encoding="utf-8"?>
<math xmlns="http://www.w3.org/1998/Math/MathML" display="block">
  <semantics>
    <mstyle mathvariant="bold">
      <msub>
        <mi>x</mi>
        <mi mathvariant="italic">ij</mi>
      </msub>
    </mstyle>
    <annotation encoding="StarMath 5.0">bold x_ij</annotation>
  </semantics>
</math>
</file>

<file path=Object 33/content.xml><?xml version="1.0" encoding="utf-8"?>
<math xmlns="http://www.w3.org/1998/Math/MathML" display="block">
  <semantics>
    <mrow>
      <mrow>
        <msup>
          <mi>θ</mi>
          <mrow>
            <mspace width="2em"/>
            <mrow>
              <mi>i</mi>
              <mo stretchy="false">+</mo>
              <mn>1</mn>
            </mrow>
          </mrow>
        </msup>
        <mo stretchy="false">=</mo>
        <munder>
          <mi mathvariant="italic">argmax</mi>
          <mi>θ</mi>
        </munder>
      </mrow>
      <mi>P</mi>
      <mrow>
        <mo fence="true" stretchy="false">(</mo>
        <mrow>
          <mrow>
            <mrow>
              <mi>Z</mi>
              <mo stretchy="false">=</mo>
              <mi>z</mi>
            </mrow>
            <mo stretchy="false">|</mo>
            <mrow>
              <mi>x</mi>
              <mi>,</mi>
              <msup>
                <mi>θ</mi>
                <mrow>
                  <mspace width="2em"/>
                  <mi>i</mi>
                </mrow>
              </msup>
            </mrow>
          </mrow>
        </mrow>
        <mo fence="true" stretchy="false">)</mo>
      </mrow>
      <mi>L</mi>
      <mrow>
        <mo fence="true" stretchy="false">(</mo>
        <mrow>
          <mrow>
            <mrow>
              <mi>x</mi>
              <mi>,</mi>
              <mrow>
                <mi>Z</mi>
                <mo stretchy="false">=</mo>
                <mi>z</mi>
              </mrow>
            </mrow>
            <mo stretchy="false">|</mo>
            <mi>θ</mi>
          </mrow>
        </mrow>
        <mo fence="true" stretchy="false">)</mo>
      </mrow>
    </mrow>
    <annotation encoding="StarMath 5.0"> %theta ^ { ~i+1 } = argmax csub { %theta} P ( Z=z mline x,%theta^{~i} )L( x,Z=z mline %theta )</annotation>
  </semantics>
</math>
</file>

<file path=Object 3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Z</mi>
              <mo stretchy="false">=</mo>
              <mi>z</mi>
            </mrow>
            <mo stretchy="false">|</mo>
            <mrow>
              <mi>x</mi>
              <mi>,</mi>
              <msup>
                <mi>θ</mi>
                <mrow>
                  <mspace width="2em"/>
                  <mi>i</mi>
                </mrow>
              </msup>
            </mrow>
          </mrow>
        </mrow>
        <mo fence="true" stretchy="false">)</mo>
      </mrow>
    </mrow>
    <annotation encoding="StarMath 5.0"> P ( Z=z mline x,%theta^{~i}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sub>
            <mi>h</mi>
            <mi>i</mi>
          </msub>
        </mrow>
        <mo fence="true" stretchy="false">)</mo>
      </mrow>
    </mrow>
    <annotation encoding="StarMath 5.0">P( h_i )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tyle mathvariant="bold">
                <mi mathvariant="italic">data</mi>
              </mstyle>
              <mo stretchy="false">|</mo>
              <msub>
                <mi>h</mi>
                <mi>i</mi>
              </msub>
            </mrow>
          </mrow>
          <mo fence="true" stretchy="false">)</mo>
        </mrow>
        <mo stretchy="false">=</mo>
        <mrow>
          <munder>
            <mo stretchy="false">∏</mo>
            <mi>j</mi>
          </munder>
          <mi>P</mi>
        </mrow>
      </mrow>
      <mrow>
        <mo fence="true" stretchy="false">(</mo>
        <mrow>
          <mrow>
            <msub>
              <mi>d</mi>
              <mi>j</mi>
            </msub>
            <mo stretchy="false">|</mo>
            <msub>
              <mi>h</mi>
              <mi>i</mi>
            </msub>
          </mrow>
        </mrow>
        <mo fence="true" stretchy="false">)</mo>
      </mrow>
    </mrow>
    <annotation encoding="StarMath 5.0">P( bold data mline h_i ) = prod from j P( d_j mline h_i )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h</mi>
              <mi>i</mi>
            </msub>
            <mo stretchy="false">|</mo>
            <mstyle mathvariant="bold">
              <mi mathvariant="italic">data</mi>
            </mstyle>
          </mrow>
        </mrow>
        <mo fence="true" stretchy="false">)</mo>
      </mrow>
    </mrow>
    <annotation encoding="StarMath 5.0">P( h_i mline bold data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 mathvariant="italic">data</mi>
            </mrow>
          </mrow>
          <mo fence="true" stretchy="false">)</mo>
        </mrow>
        <mo stretchy="false">≈</mo>
        <mi>P</mi>
      </mrow>
      <mrow>
        <mo fence="true" stretchy="false">(</mo>
        <mrow>
          <mrow>
            <mi>X</mi>
            <mo stretchy="false">|</mo>
            <msub>
              <mi>h</mi>
              <mi mathvariant="italic">MAP</mi>
            </msub>
          </mrow>
        </mrow>
        <mo fence="true" stretchy="false">)</mo>
      </mrow>
    </mrow>
    <annotation encoding="StarMath 5.0">P( X mline data ) approx P( X mline h_MAP )</annotation>
  </semantics>
</math>
</file>

<file path=Object 8/content.xml><?xml version="1.0" encoding="utf-8"?>
<math xmlns="http://www.w3.org/1998/Math/MathML" display="block">
  <semantics>
    <msub>
      <mi>h</mi>
      <mi mathvariant="italic">MAP</mi>
    </msub>
    <annotation encoding="StarMath 5.0">h_MAP</annotation>
  </semantics>
</math>
</file>

<file path=Object 9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|</mo>
            <mstyle mathvariant="bold">
              <mi mathvariant="italic">data</mi>
            </mstyle>
          </mrow>
        </mrow>
        <mo fence="true" stretchy="false">)</mo>
      </mrow>
    </mrow>
    <annotation encoding="StarMath 5.0">P( X mline bold data )</annotation>
  </semantics>
</math>
</file>